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7">
            <text:p>Lesozavodskiy-7</text:p>
          </table:table-cell>
          <table:table-cell office:value-type="float" office:value="66.73">
            <text:p>66.73</text:p>
          </table:table-cell>
          <table:table-cell office:value-type="float" office:value="32.73">
            <text:p>32.73</text:p>
          </table:table-cell>
          <table:table-cell office:value-type="float" office:value="10050.0">
            <text:p>10050.0</text:p>
          </table:table-cell>
          <table:table-cell office:value-type="float" office:value="184.01">
            <text:p>184.01</text:p>
          </table:table-cell>
          <table:table-cell office:value-type="string" office:value="laminated muddy gyttja">
            <text:p>laminated 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8.0">
            <text:p>88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8">
            <text:p>Lesozavodskiy-8</text:p>
          </table:table-cell>
          <table:table-cell office:value-type="float" office:value="66.81">
            <text:p>66.81</text:p>
          </table:table-cell>
          <table:table-cell office:value-type="float" office:value="32.54">
            <text:p>32.54</text:p>
          </table:table-cell>
          <table:table-cell office:value-type="float" office:value="10150.0">
            <text:p>10150.0</text:p>
          </table:table-cell>
          <table:table-cell office:value-type="float" office:value="286.28">
            <text:p>286.28</text:p>
          </table:table-cell>
          <table:table-cell office:value-type="string" office:value="laminated muddy gyttja">
            <text:p>laminated 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4.0">
            <text:p>104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62B">
            <text:p>LU-162B</text:p>
          </table:table-cell>
          <table:table-cell office:value-type="float" office:value="66.7">
            <text:p>66.7</text:p>
          </table:table-cell>
          <table:table-cell office:value-type="float" office:value="31.5">
            <text:p>31.5</text:p>
          </table:table-cell>
          <table:table-cell office:value-type="float" office:value="8220.0">
            <text:p>8220.0</text:p>
          </table:table-cell>
          <table:table-cell office:value-type="float" office:value="507.9">
            <text:p>507.9</text:p>
          </table:table-cell>
          <table:table-cell office:value-type="string" office:value="shells (Mytilis Edulis L. and Saxicava Arctica L.)">
            <text:p>shells (Mytilis Edulis L. and Saxicava Arctica L.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.7846848461283016">
            <text:p>1.7846848461283016</text:p>
          </table:table-cell>
          <table:table-cell office:value-type="float" office:value="1.7846848461283016">
            <text:p>1.7846848461283016</text:p>
          </table:table-cell>
          <table:table-cell office:value-type="string" office:value="KoshechkinEtal1973,BaranskayaEtal2018">
            <text:p>KoshechkinEtal1973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2A">
            <text:p>LU-172A</text:p>
          </table:table-cell>
          <table:table-cell office:value-type="float" office:value="66.68">
            <text:p>66.68</text:p>
          </table:table-cell>
          <table:table-cell office:value-type="float" office:value="31.44">
            <text:p>31.44</text:p>
          </table:table-cell>
          <table:table-cell office:value-type="float" office:value="8300.0">
            <text:p>8300.0</text:p>
          </table:table-cell>
          <table:table-cell office:value-type="float" office:value="139.49">
            <text:p>139.49</text:p>
          </table:table-cell>
          <table:table-cell office:value-type="string" office:value="shells (shell bank)">
            <text:p>shells (shell bank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1">
            <text:p>Lesozavodskiy-1</text:p>
          </table:table-cell>
          <table:table-cell office:value-type="float" office:value="66.76">
            <text:p>66.76</text:p>
          </table:table-cell>
          <table:table-cell office:value-type="float" office:value="32.81">
            <text:p>32.81</text:p>
          </table:table-cell>
          <table:table-cell office:value-type="float" office:value="2060.0">
            <text:p>2060.0</text:p>
          </table:table-cell>
          <table:table-cell office:value-type="float" office:value="156.07">
            <text:p>156.07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6">
            <text:p>7.6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2">
            <text:p>Lesozavodskiy-2</text:p>
          </table:table-cell>
          <table:table-cell office:value-type="float" office:value="66.72">
            <text:p>66.72</text:p>
          </table:table-cell>
          <table:table-cell office:value-type="float" office:value="32.69">
            <text:p>32.69</text:p>
          </table:table-cell>
          <table:table-cell office:value-type="float" office:value="5000.0">
            <text:p>5000.0</text:p>
          </table:table-cell>
          <table:table-cell office:value-type="float" office:value="171.63">
            <text:p>171.63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4">
            <text:p>Lesozavodskiy-4</text:p>
          </table:table-cell>
          <table:table-cell office:value-type="float" office:value="66.72">
            <text:p>66.72</text:p>
          </table:table-cell>
          <table:table-cell office:value-type="float" office:value="32.8">
            <text:p>32.8</text:p>
          </table:table-cell>
          <table:table-cell office:value-type="float" office:value="7800.0">
            <text:p>7800.0</text:p>
          </table:table-cell>
          <table:table-cell office:value-type="float" office:value="177.65">
            <text:p>177.6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3">
            <text:p>51.3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5">
            <text:p>Lesozavodskiy-5</text:p>
          </table:table-cell>
          <table:table-cell office:value-type="float" office:value="66.72">
            <text:p>66.72</text:p>
          </table:table-cell>
          <table:table-cell office:value-type="float" office:value="32.77">
            <text:p>32.77</text:p>
          </table:table-cell>
          <table:table-cell office:value-type="float" office:value="9200.0">
            <text:p>9200.0</text:p>
          </table:table-cell>
          <table:table-cell office:value-type="float" office:value="177.65">
            <text:p>177.65</text:p>
          </table:table-cell>
          <table:table-cell office:value-type="string" office:value="laminated muddy gyttja">
            <text:p>laminated 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0.0">
            <text:p>60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6">
            <text:p>Lesozavodskiy-6</text:p>
          </table:table-cell>
          <table:table-cell office:value-type="float" office:value="66.73">
            <text:p>66.73</text:p>
          </table:table-cell>
          <table:table-cell office:value-type="float" office:value="32.71">
            <text:p>32.71</text:p>
          </table:table-cell>
          <table:table-cell office:value-type="float" office:value="9300.0">
            <text:p>9300.0</text:p>
          </table:table-cell>
          <table:table-cell office:value-type="float" office:value="171.63">
            <text:p>171.63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2B">
            <text:p>LU-172B</text:p>
          </table:table-cell>
          <table:table-cell office:value-type="float" office:value="66.68">
            <text:p>66.68</text:p>
          </table:table-cell>
          <table:table-cell office:value-type="float" office:value="31.44">
            <text:p>31.44</text:p>
          </table:table-cell>
          <table:table-cell office:value-type="float" office:value="8220.0">
            <text:p>8220.0</text:p>
          </table:table-cell>
          <table:table-cell office:value-type="float" office:value="213.44">
            <text:p>213.44</text:p>
          </table:table-cell>
          <table:table-cell office:value-type="string" office:value="shells (shell bank)">
            <text:p>shells (shell bank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7A">
            <text:p>LU-177A</text:p>
          </table:table-cell>
          <table:table-cell office:value-type="float" office:value="66.88">
            <text:p>66.88</text:p>
          </table:table-cell>
          <table:table-cell office:value-type="float" office:value="32.41">
            <text:p>32.41</text:p>
          </table:table-cell>
          <table:table-cell office:value-type="float" office:value="8890.0">
            <text:p>8890.0</text:p>
          </table:table-cell>
          <table:table-cell office:value-type="float" office:value="231.43">
            <text:p>231.43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7B">
            <text:p>LU-177B</text:p>
          </table:table-cell>
          <table:table-cell office:value-type="float" office:value="66.88">
            <text:p>66.88</text:p>
          </table:table-cell>
          <table:table-cell office:value-type="float" office:value="32.41">
            <text:p>32.41</text:p>
          </table:table-cell>
          <table:table-cell office:value-type="float" office:value="8730.0">
            <text:p>8730.0</text:p>
          </table:table-cell>
          <table:table-cell office:value-type="float" office:value="170.46">
            <text:p>170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3">
            <text:p>Lesozavodskiy-3</text:p>
          </table:table-cell>
          <table:table-cell office:value-type="float" office:value="66.77">
            <text:p>66.77</text:p>
          </table:table-cell>
          <table:table-cell office:value-type="float" office:value="32.66">
            <text:p>32.66</text:p>
          </table:table-cell>
          <table:table-cell office:value-type="float" office:value="5950.0">
            <text:p>5950.0</text:p>
          </table:table-cell>
          <table:table-cell office:value-type="float" office:value="171.63">
            <text:p>171.63</text:p>
          </table:table-cell>
          <table:table-cell office:value-type="string" office:value="non-laminated gyttja">
            <text:p>non-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